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officeooo:rsid="002061ee" officeooo:paragraph-rsid="002061ee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32f590" officeooo:paragraph-rsid="0032f59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301f7d" officeooo:paragraph-rsid="00301f7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66b1" officeooo:paragraph-rsid="003566b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c1bc5" officeooo:paragraph-rsid="001c1bc5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267cf6" officeooo:paragraph-rsid="00267cf6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26ab4b" officeooo:paragraph-rsid="0026ab4b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285113" officeooo:paragraph-rsid="00285113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2b8f36" officeooo:paragraph-rsid="002b8f36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2e3857" officeooo:paragraph-rsid="002e3857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a353a" officeooo:paragraph-rsid="001a353a"/>
    </style:style>
    <style:style style:name="P12" style:family="paragraph" style:parent-style-name="Standard">
      <style:text-properties officeooo:rsid="001a353a" officeooo:paragraph-rsid="001a353a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2061ee" officeooo:paragraph-rsid="002061ee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2a368e" officeooo:paragraph-rsid="002a368e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officeooo:rsid="0038f878" officeooo:paragraph-rsid="0038f878" style:font-weight-asian="bold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36c027" officeooo:paragraph-rsid="0036c027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38f878" officeooo:paragraph-rsid="0038f87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f878" officeooo:paragraph-rsid="0038f87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ff05" officeooo:paragraph-rsid="0038ff0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b7fcd" officeooo:paragraph-rsid="003b7fc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e96e" officeooo:paragraph-rsid="003de96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2a3a" officeooo:paragraph-rsid="00432a3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6833" officeooo:paragraph-rsid="0043683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53928" officeooo:paragraph-rsid="0045392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c67f" officeooo:paragraph-rsid="0046c67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a1568" officeooo:paragraph-rsid="004a156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b66d7" officeooo:paragraph-rsid="004b66d7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4b66d7" officeooo:paragraph-rsid="004b66d7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4b66d7" officeooo:paragraph-rsid="004b66d7" style:font-weight-asian="normal" style:font-weight-complex="normal"/>
    </style:style>
    <style:style style:name="T1" style:family="text">
      <style:text-properties officeooo:rsid="001f9289"/>
    </style:style>
    <style:style style:name="T2" style:family="text">
      <style:text-properties officeooo:rsid="002116c1"/>
    </style:style>
    <style:style style:name="T3" style:family="text">
      <style:text-properties officeooo:rsid="00245e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45e5a"/>
    </style:style>
    <style:style style:name="T6" style:family="text">
      <style:text-properties officeooo:rsid="002621e1"/>
    </style:style>
    <style:style style:name="T7" style:family="text">
      <style:text-properties officeooo:rsid="00265cfe"/>
    </style:style>
    <style:style style:name="T8" style:family="text">
      <style:text-properties officeooo:rsid="0029241c"/>
    </style:style>
    <style:style style:name="T9" style:family="text">
      <style:text-properties fo:font-weight="bold" officeooo:rsid="002b8f36" style:font-weight-asian="bold" style:font-weight-complex="bold"/>
    </style:style>
    <style:style style:name="T10" style:family="text">
      <style:text-properties fo:font-weight="bold" officeooo:rsid="0029241c" style:font-weight-asian="bold" style:font-weight-complex="bold"/>
    </style:style>
    <style:style style:name="T11" style:family="text">
      <style:text-properties officeooo:rsid="002b8f36"/>
    </style:style>
    <style:style style:name="T12" style:family="text">
      <style:text-properties officeooo:rsid="002cb84b"/>
    </style:style>
    <style:style style:name="T13" style:family="text">
      <style:text-properties officeooo:rsid="002e70d7"/>
    </style:style>
    <style:style style:name="T14" style:family="text">
      <style:text-properties officeooo:rsid="002f9f8c"/>
    </style:style>
    <style:style style:name="T15" style:family="text">
      <style:text-properties officeooo:rsid="0030406e"/>
    </style:style>
    <style:style style:name="T16" style:family="text">
      <style:text-properties officeooo:rsid="0032f5a6"/>
    </style:style>
    <style:style style:name="T17" style:family="text">
      <style:text-properties officeooo:rsid="0037baa5"/>
    </style:style>
    <style:style style:name="T18" style:family="text">
      <style:text-properties officeooo:rsid="003fe88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of: Francisco Diaz</text:p>
      <text:p text:style-name="P11">Taller de vida universitaria</text:p>
      <text:p text:style-name="P11"/>
      <text:p text:style-name="P3">FECHA DE EXAMEN: 20/3-23/3</text:p>
      <text:p text:style-name="P5"><text:span text:style-name="T1">TODO: </text:span>Ejercicio de sacar foto</text:p>
      <text:p text:style-name="P6">Rectora: Ana jaramillo</text:p>
      <text:p text:style-name="P7">Por encima de la rectora esta la asamblea universitaria</text:p>
      <text:p text:style-name="P8">Consejo superior: Produce la<text:span text:style-name="T8">s </text:span><text:span text:style-name="T11">*</text:span><text:span text:style-name="T10">resoluciones</text:span> de la universidad (reunión reducida de los representares de los departamentos)</text:p>
      <text:p text:style-name="P5"/>
      <text:p text:style-name="P9">Resoluciones tienen la información oficial</text:p>
      <text:p text:style-name="P5"/>
      <text:p text:style-name="P1">Documentos esenciales:</text:p>
      <text:p text:style-name="P1"/>
      <text:list text:style-name="L1">
        <text:list-item>
          <text:p text:style-name="P13">Estatuto de la universidad: <text:span text:style-name="T5">Estudiantes,</text:span><text:span text:style-name="T3"> administrativo </text:span><text:span text:style-name="T6">(no docente, nodo)</text:span><text:span text:style-name="T3">, docentes, </text:span><text:span text:style-name="T7">graduados</text:span></text:p>
        </text:list-item>
        <text:list-item>
          <text:p text:style-name="P13">Reglamento académico: <text:span text:style-name="T2">Regula la vida académica, derechos y obligaciones. </text:span><text:span text:style-name="T9">Leer “sobre los estudiantes”</text:span></text:p>
        </text:list-item>
        <text:list-item>
          <text:p text:style-name="P13">Calendario académico: <text:span text:style-name="T12">Tiene todas las fechas de inicio, fin, recesos, fechas de inscripciones, examenes. (Los examentes se toman en Febrero, Mayo, Julio/Agosto, Septiembre, Diciembre)</text:span></text:p>
        </text:list-item>
        <text:list-item>
          <text:p text:style-name="P14">Planes de estudio x carrera: <text:span text:style-name="T15">Indice, perfil unla</text:span></text:p>
        </text:list-item>
        <text:list-item>
          <text:p text:style-name="P13">Programa de estudios de c/materia</text:p>
        </text:list-item>
      </text:list>
      <text:p text:style-name="P1"/>
      <text:p text:style-name="P10">Promoción: <text:span text:style-name="T14">aprobar TODO con mas de 7 sin importar el promedio</text:span> <text:span text:style-name="T13">(no todas tienen promoción)</text:span></text:p>
      <text:p text:style-name="P10">Regularidad/aprobación</text:p>
      <text:p text:style-name="P10">Desaprobación</text:p>
      <text:p text:style-name="P10"/>
      <text:p text:style-name="P2">Leer el programa <text:span text:style-name="T16">de la materia</text:span></text:p>
      <text:p text:style-name="P2"/>
      <text:p text:style-name="P4">Lista de materias = esquema curricular </text:p>
      <text:p text:style-name="P4">plan de estudios = todo el documento</text:p>
      <text:p text:style-name="P4"/>
      <text:list text:style-name="L2">
        <text:list-item>
          <text:p text:style-name="P15">Anexo 1</text:p>
        </text:list-item>
        <text:list-item>
          <text:p text:style-name="P16">Fundamentacion</text:p>
        </text:list-item>
        <text:list-item>
          <text:p text:style-name="P16">Perfil profesional – analista – licenciado</text:p>
        </text:list-item>
        <text:list-item>
          <text:p text:style-name="P16">Alcance de los titulos – Cont. Curr. Basicos – Detalle de los cont.</text:p>
        </text:list-item>
        <text:list-item>
          <text:p text:style-name="P16">Organización de los planes de estudio : <text:span text:style-name="T17">esquema curricular</text:span></text:p>
        </text:list-item>
        <text:list-item>
          <text:p text:style-name="P15">Anexo 2</text:p>
        </text:list-item>
        <text:list-item>
          <text:p text:style-name="P17">Contenidos minimos</text:p>
        </text:list-item>
      </text:list>
      <text:p text:style-name="P18"/>
      <text:p text:style-name="P18"/>
      <text:p text:style-name="P19">Siempre aclarar la fuente por ejemplo: (Perez, 2004)</text:p>
      <text:p text:style-name="P19"/>
      <text:p text:style-name="P20">El texto esta rodeado por el contexto, el contexto temporal, físico, social, político, económico, lingüístico, etc.</text:p>
      <text:p text:style-name="P20"/>
      <text:p text:style-name="P21">Paratexto <text:span text:style-name="T18">son todos los elementos que acompañan al texto pero no tienen relacion con el mismo</text:span></text:p>
      <text:p text:style-name="P22"/>
      <text:p text:style-name="P22">Inevitable no tener Titulo, Autores, Año, Lugar</text:p>
      <text:p text:style-name="P22"/>
      <text:p text:style-name="P23"><text:soft-page-break/>Hacer un fichaje de un texto es sintetizar la información que tiene el texto, antes de esto se hace la “ficha técnica” del paratexto</text:p>
      <text:p text:style-name="P23"/>
      <text:p text:style-name="P24">Normas. A.P.A.</text:p>
      <text:p text:style-name="P24"/>
      <text:p text:style-name="P25"><text:span text:style-name="T4">Tirada</text:span> es la cantidad de impresiones que tiene el libro</text:p>
      <text:p text:style-name="P25"/>
      <text:p text:style-name="P26">Terminar unidad 3 del cuadernillo</text:p>
      <text:p text:style-name="P26"/>
      <text:p text:style-name="P27">Texto:</text:p>
      <text:list text:style-name="L3">
        <text:list-item>
          <text:p text:style-name="P28">Resumen</text:p>
        </text:list-item>
        <text:list-item>
          <text:p text:style-name="P28">Sintesis</text:p>
        </text:list-item>
      </text:list>
      <text:p text:style-name="P27">Imagen:</text:p>
      <text:list xml:id="list581605096" text:style-name="L4">
        <text:list-item>
          <text:p text:style-name="P29">M.C.</text:p>
        </text:list-item>
        <text:list-item>
          <text:p text:style-name="P29">L.T.</text:p>
        </text:list-item>
        <text:list-item>
          <text:p text:style-name="P29">E.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0:18:34.427196032</meta:creation-date>
    <dc:date>2023-02-27T12:10:02.442715074</dc:date>
    <meta:editing-duration>PT5H1M3S</meta:editing-duration>
    <meta:editing-cycles>48</meta:editing-cycles>
    <meta:generator>LibreOffice/7.4.5.1$Linux_X86_64 LibreOffice_project/40$Build-1</meta:generator>
    <meta:document-statistic meta:table-count="0" meta:image-count="0" meta:object-count="0" meta:page-count="2" meta:paragraph-count="42" meta:word-count="291" meta:character-count="1866" meta:non-whitespace-character-count="1629"/>
  </office:meta>
</office:document-meta>
</file>